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81f" officeooo:paragraph-rsid="0019a8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rozov Vladimir Michailovich 5052 24.03.2024</text:p>
      <text:p text:style-name="Standard"><text:s text:c="3"/>98 <text:s/>ls</text:p>
      <text:p text:style-name="Standard"><text:s text:c="3"/>99 <text:s/>cd .</text:p>
      <text:p text:style-name="Standard"><text:s text:c="2"/>100 <text:s/>cd ..</text:p>
      <text:p text:style-name="Standard"><text:s text:c="2"/>101 <text:s/>mkdir</text:p>
      <text:p text:style-name="Standard"><text:s text:c="2"/>102 <text:s/>mkdir IKR</text:p>
      <text:p text:style-name="Standard"><text:s text:c="2"/>103 <text:s/>cd IKR</text:p>
      <text:p text:style-name="Standard"><text:s text:c="2"/>104 <text:s/>cat pets.txt</text:p>
      <text:p text:style-name="Standard"><text:s text:c="2"/>105 <text:s/>touch pets.txt</text:p>
      <text:p text:style-name="Standard"><text:s text:c="2"/>106 <text:s/>touch pack_animals.txt</text:p>
      <text:p text:style-name="Standard"><text:s text:c="2"/>107 <text:s/>ls</text:p>
      <text:p text:style-name="Standard"><text:s text:c="2"/>108 <text:s/>cat pets.txt</text:p>
      <text:p text:style-name="Standard"><text:s text:c="2"/>109 <text:s/>cat pets.txt dog jone, cat nick,humster frunk </text:p>
      <text:p text:style-name="Standard"><text:s text:c="2"/>110 <text:s/>cat pets.txt "dog jone, cat nick,humster frunk" </text:p>
      <text:p text:style-name="Standard"><text:s text:c="2"/>111 <text:s/>cat dog jone, cat nick,humster frunk&gt; pets.txt </text:p>
      <text:p text:style-name="Standard"><text:s text:c="2"/>112 <text:s/>cat 'dog jone, cat nick,humster frunk'&gt; pets.txt </text:p>
      <text:p text:style-name="Standard"><text:s text:c="2"/>113 <text:s/>cat dog jone, cat nick,humster frunk &gt; pets.txt </text:p>
      <text:p text:style-name="Standard"><text:s text:c="2"/>114 <text:s/>cat &gt; pets.txt </text:p>
      <text:p text:style-name="Standard"><text:s text:c="2"/>115 <text:s/>cat <text:s/>pets.txt </text:p>
      <text:p text:style-name="Standard"><text:s text:c="2"/>116 <text:s/>cat &gt; pets.txt </text:p>
      <text:p text:style-name="Standard"><text:s text:c="2"/>117 <text:s/>cat <text:s/>pets.txt </text:p>
      <text:p text:style-name="Standard"><text:s text:c="2"/>118 <text:s/>cat&gt; pack_animals.txt</text:p>
      <text:p text:style-name="Standard"><text:s text:c="2"/>119 <text:s/>cat pack_animals.txt</text:p>
      <text:p text:style-name="Standard"><text:s text:c="2"/>120 <text:s/>git init</text:p>
      <text:p text:style-name="Standard"><text:s text:c="2"/>121 <text:s/>git add .</text:p>
      <text:p text:style-name="Standard"><text:s text:c="2"/>122 <text:s/>git commit -am 'pets and catle'</text:p>
      <text:p text:style-name="Standard"><text:s text:c="2"/>123 <text:s/>git config --global "Klythu"</text:p>
      <text:p text:style-name="Standard"><text:s text:c="2"/>124 <text:s/>git config --global user.name "Klythu"</text:p>
      <text:p text:style-name="Standard"><text:s text:c="2"/>125 <text:s/>git commit -am 'pets and catle'</text:p>
      <text:p text:style-name="Standard"><text:s text:c="2"/>126 <text:s/>git config --global user.email "widerhin@yandex.ru"</text:p>
      <text:p text:style-name="Standard"><text:s text:c="2"/>127 <text:s/>git commit -am 'pets and catle'</text:p>
      <text:p text:style-name="Standard"><text:s text:c="2"/>128 <text:s/>git push</text:p>
      <text:p text:style-name="Standard"><text:s text:c="2"/>129 <text:s/>git remote add IKR http://github.com/Klythu/IKR.git</text:p>
      <text:p text:style-name="Standard"><text:s text:c="2"/>130 <text:s/>git push</text:p>
      <text:p text:style-name="Standard"><text:s text:c="2"/>131 <text:s/>git push IKR</text:p>
      <text:p text:style-name="Standard"><text:s text:c="2"/>132 <text:s/>git branch -M main</text:p>
      <text:p text:style-name="Standard"><text:s text:c="2"/>133 <text:s/>git push -u IKR main</text:p>
      <text:p text:style-name="Standard"><text:s text:c="2"/>134 <text:s/>git config</text:p>
      <text:p text:style-name="Standard"><text:s text:c="2"/>135 <text:s/>git config -global</text:p>
      <text:p text:style-name="Standard"><text:s text:c="2"/>136 <text:s/>git config --global</text:p>
      <text:p text:style-name="Standard"><text:s text:c="2"/>137 <text:s/>cd /</text:p>
      <text:p text:style-name="Standard"><text:s text:c="2"/>138 <text:s/>cd ~</text:p>
      <text:p text:style-name="Standard"><text:s text:c="2"/>139 <text:s/>ls</text:p>
      <text:p text:style-name="Standard"><text:s text:c="2"/>140 <text:s/>cd IKR</text:p>
      <text:p text:style-name="Standard"><text:s text:c="2"/>141 <text:s/>ls</text:p>
      <text:p text:style-name="Standard"><text:s text:c="2"/>142 <text:s/>git config --list</text:p>
      <text:p text:style-name="Standard"><text:s text:c="2"/>143 <text:s/>git push -u IKR main</text:p>
      <text:p text:style-name="Standard"><text:s text:c="2"/>144 <text:s/>git push </text:p>
      <text:p text:style-name="Standard"><text:s text:c="2"/>145 <text:s/>git push https://github.com/Klythu/IKR.git</text:p>
      <text:p text:style-name="Standard"><text:s text:c="2"/>146 <text:s/>git remote add origin https://github.com/Klythu/IKR.git</text:p>
      <text:p text:style-name="Standard"><text:s text:c="2"/>147 <text:s/>git push </text:p>
      <text:p text:style-name="Standard"><text:soft-page-break/><text:s text:c="2"/>148 <text:s/>git push --set-upstream origin main</text:p>
      <text:p text:style-name="Standard"><text:s text:c="2"/>149 <text:s/>cat Human_friends.txt pets.txt&gt; pack_animals.txt</text:p>
      <text:p text:style-name="Standard"><text:s text:c="2"/>150 <text:s/>touch Human_friends.txt </text:p>
      <text:p text:style-name="Standard"><text:s text:c="2"/>151 <text:s/>cat Human_friends.txt pets.txt&gt; pack_animals.txt</text:p>
      <text:p text:style-name="Standard"><text:s text:c="2"/>152 <text:s/>cat Human_friends.txt </text:p>
      <text:p text:style-name="Standard"><text:s text:c="2"/>153 <text:s/>cat pack_animals.txt&gt;Human_friends.txt</text:p>
      <text:p text:style-name="Standard"><text:s text:c="2"/>154 <text:s/>cat Human_friends.txt </text:p>
      <text:p text:style-name="Standard"><text:s text:c="2"/>155 <text:s/>cat pets.txt &gt;Human_friends.txt</text:p>
      <text:p text:style-name="Standard"><text:s text:c="2"/>156 <text:s/>cat Human_friends.txt </text:p>
      <text:p text:style-name="Standard"><text:s text:c="2"/>157 <text:s/>cat pack_animals.txt&gt;Human_friends.txt</text:p>
      <text:p text:style-name="Standard"><text:s text:c="2"/>158 <text:s/>cat Human_friends.txt </text:p>
      <text:p text:style-name="Standard"><text:s text:c="2"/>159 <text:s/>cat &gt; pack_animals.txt</text:p>
      <text:p text:style-name="Standard"><text:s text:c="2"/>160 <text:s/>cat <text:s/>pack_animals.txt</text:p>
      <text:p text:style-name="Standard"><text:s text:c="2"/>161 <text:s/>cat <text:s/>pack_animals.txt pets.txt&gt;Human_friends.txt</text:p>
      <text:p text:style-name="Standard"><text:s text:c="2"/>162 <text:s/>cat <text:s/>Human_friends.txt</text:p>
      <text:p text:style-name="Standard"><text:s text:c="2"/>163 <text:s/>rm pets.txt</text:p>
      <text:p text:style-name="Standard"><text:s text:c="2"/>164 <text:s/>rm pack_animals.txt</text:p>
      <text:p text:style-name="Standard"><text:s text:c="2"/>165 <text:s/>ls</text:p>
      <text:p text:style-name="Standard"><text:s text:c="2"/>166 <text:s/>git push</text:p>
      <text:p text:style-name="Standard"><text:s text:c="2"/>167 <text:s/>git push IKR</text:p>
      <text:p text:style-name="Standard"><text:s text:c="2"/>168 <text:s/>git add .</text:p>
      <text:p text:style-name="Standard"><text:s text:c="2"/>169 <text:s/>git commit -am 'friends</text:p>
      <text:p text:style-name="Standard"><text:s text:c="2"/>170 <text:s/>friends</text:p>
      <text:p text:style-name="Standard"><text:s text:c="2"/>171 <text:s/>git commit -am 'friends'</text:p>
      <text:p text:style-name="Standard"><text:s text:c="2"/>172 <text:s/>git push IKR</text:p>
      <text:p text:style-name="Standard"><text:s text:c="2"/>173 <text:s/>git push </text:p>
      <text:p text:style-name="Standard"><text:s text:c="2"/>174 <text:s/>mkdir Human_f</text:p>
      <text:p text:style-name="Standard"><text:s text:c="2"/>175 <text:s/>mv Human_friends.txt Human_f</text:p>
      <text:p text:style-name="Standard"><text:s text:c="2"/>176 <text:s/>ls</text:p>
      <text:p text:style-name="Standard"><text:s text:c="2"/>177 <text:s/>git push </text:p>
      <text:p text:style-name="Standard"><text:s text:c="2"/>178 <text:s/>git add .</text:p>
      <text:p text:style-name="Standard"><text:s text:c="2"/>179 <text:s/>git commit -am 'dir'</text:p>
      <text:p text:style-name="Standard"><text:s text:c="2"/>180 <text:s/>git push </text:p>
      <text:p text:style-name="Standard"><text:s text:c="2"/>181 <text:s/>wget mysql</text:p>
      <text:p text:style-name="Standard"><text:s text:c="2"/>182 <text:s/>sudo apt install mysql</text:p>
      <text:p text:style-name="Standard"><text:s text:c="2"/>183 <text:s/>sudo apt install mysql-server</text:p>
      <text:p text:style-name="Standard"><text:s text:c="2"/>184 <text:s/>system tcl </text:p>
      <text:p text:style-name="Standard"><text:s text:c="2"/>185 <text:s/>system ctl </text:p>
      <text:p text:style-name="Standard"><text:s text:c="2"/>186 <text:s/>systemctl mysql-server </text:p>
      <text:p text:style-name="Standard"><text:s text:c="2"/>187 <text:s/>systemctl mysql</text:p>
      <text:p text:style-name="Standard"><text:s text:c="2"/>188 <text:s/>systemctl mysql status</text:p>
      <text:p text:style-name="Standard"><text:s text:c="2"/>189 <text:s/>systemctl status mysql</text:p>
      <text:p text:style-name="Standard"><text:s text:c="2"/>190 <text:s/>ls</text:p>
      <text:p text:style-name="Standard"><text:s text:c="2"/>191 <text:s/>cd IKR</text:p>
      <text:p text:style-name="Standard"><text:s text:c="2"/>192 <text:s/>git add .</text:p>
      <text:p text:style-name="Standard"><text:s text:c="2"/>193 <text:s/>git commit -am 'MySQL'</text:p>
      <text:p text:style-name="Standard"><text:s text:c="2"/>194 <text:s/>git push</text:p>
      <text:p text:style-name="Standard"><text:s text:c="2"/>195 <text:s/>ls</text:p>
      <text:p text:style-name="Standard"><text:s text:c="2"/>196 <text:s/>sudo apt-get opera</text:p>
      <text:p text:style-name="Standard"><text:s text:c="2"/>197 <text:s/>sudo apt search opera</text:p>
      <text:p text:style-name="Standard"><text:s text:c="2"/>198 <text:s/>sudo apt search yandex</text:p>
      <text:p text:style-name="Standard"><text:s text:c="2"/>199 <text:s/>dpkg -help</text:p>
      <text:p text:style-name="Standard"><text:soft-page-break/><text:s text:c="2"/>200 <text:s/>dpkg --help</text:p>
      <text:p text:style-name="Standard"><text:s text:c="2"/>201 <text:s/>snap --help</text:p>
      <text:p text:style-name="Standard"><text:s text:c="2"/>202 <text:s/>snap find yandex</text:p>
      <text:p text:style-name="Standard"><text:s text:c="2"/>203 <text:s/>snap get yandex</text:p>
      <text:p text:style-name="Standard"><text:s text:c="2"/>204 <text:s/>sudo snap get yandex</text:p>
      <text:p text:style-name="Standard"><text:s text:c="2"/>205 <text:s/>sudo snap get yandex-browser</text:p>
      <text:p text:style-name="Standard"><text:s text:c="2"/>206 <text:s/>sudo snap get --help</text:p>
      <text:p text:style-name="Standard"><text:s text:c="2"/>207 <text:s/>sudo apt search cow</text:p>
      <text:p text:style-name="Standard"><text:s text:c="2"/>208 <text:s/>sudo apt-get xcowsay</text:p>
      <text:p text:style-name="Standard"><text:s text:c="2"/>209 <text:s/>sudo apt download xcowsay</text:p>
      <text:p text:style-name="Standard"><text:s text:c="2"/>210 <text:s/>dpkg search xcowsay</text:p>
      <text:p text:style-name="Standard"><text:s text:c="2"/>211 <text:s/>sudo dpkg install /home/widerhin/IKR/xcowsay_1.6-1_amd64.deb</text:p>
      <text:p text:style-name="Standard"><text:s text:c="2"/>212 <text:s/>sudo dpkg -install /home/widerhin/IKR/xcowsay_1.6-1_amd64.deb</text:p>
      <text:p text:style-name="Standard"><text:s text:c="2"/>213 <text:s/>sudo dpkg -i /home/widerhin/IKR/xcowsay_1.6-1_amd64.deb</text:p>
      <text:p text:style-name="Standard"><text:s text:c="2"/>214 <text:s/>sudo dpkg --hrlp</text:p>
      <text:p text:style-name="Standard"><text:s text:c="2"/>215 <text:s/>sudo dpkg --help</text:p>
      <text:p text:style-name="Standard"><text:s text:c="2"/>216 <text:s/>sudo dpkg -r xcowsay</text:p>
      <text:p text:style-name="Standard"><text:s text:c="2"/>217 <text:s/>git add .</text:p>
      <text:p text:style-name="Standard"><text:s text:c="2"/>218 <text:s/>git commit -am 'dpkg'</text:p>
      <text:p text:style-name="Standard"><text:s text:c="2"/>219 <text:s/>git push</text:p>
      <text:p text:style-name="Standard"><text:s text:c="2"/>220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9:40:58.173813317</meta:creation-date>
    <dc:date>2024-03-24T19:43:18.773480813</dc:date>
    <meta:editing-duration>PT2M21S</meta:editing-duration>
    <meta:editing-cycles>1</meta:editing-cycles>
    <meta:document-statistic meta:table-count="0" meta:image-count="0" meta:object-count="0" meta:page-count="3" meta:paragraph-count="124" meta:word-count="504" meta:character-count="3348" meta:non-whitespace-character-count="2581"/>
    <meta:generator>LibreOffice/7.3.7.2$Linux_X86_64 LibreOffice_project/30$Build-2</meta:generator>
  </office:meta>
</office:document-meta>
</file>